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5.37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5" style:family="graphic" style:parent-style-name="standard">
      <style:graphic-properties draw:textarea-horizontal-align="justify" draw:textarea-vertical-align="middle" draw:auto-grow-height="false" fo:min-height="1.072cm" fo:min-width="4.0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48cm" fo:min-width="2.4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.3cm" svg:height="1.9cm" svg:x="5.2cm" svg:y="0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5cm" svg:height="2cm" svg:x="7.4cm" svg:y="3.8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35cm" svg:y1="2.5cm" svg:x2="9.15cm" svg:y2="3.8cm" draw:start-shape="id1" draw:start-glue-point="8" draw:end-shape="id2" draw:end-glue-point="0" svg:d="M9350 2500l-200 1300" svg:viewBox="0 0 201 1301">
          <text:p/>
        </draw:connector>
        <draw:custom-shape draw:style-name="gr4" draw:text-style-name="P1" xml:id="id3" draw:id="id3" draw:layer="layout" svg:width="5.2cm" svg:height="5.2cm" svg:x="6.4cm" svg:y="7.6cm">
          <text:p text:style-name="P1">I &lt;= 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15cm" svg:y1="5.8cm" svg:x2="9cm" svg:y2="7.6cm" draw:start-shape="id2" draw:start-glue-point="2" draw:end-shape="id3" draw:end-glue-point="4" svg:d="M9150 5800l-150 1800" svg:viewBox="0 0 151 1801">
          <text:p/>
        </draw:connector>
        <draw:custom-shape draw:style-name="gr5" draw:text-style-name="P1" xml:id="id4" draw:id="id4" draw:layer="layout" svg:width="7.2cm" svg:height="2.1cm" svg:x="8.6cm" svg:y="13.7cm">
          <text:p text:style-name="P1">Wyprowadz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1.6cm" svg:y1="10.2cm" svg:x2="12.2cm" svg:y2="13.7cm" draw:start-shape="id3" draw:start-glue-point="7" draw:end-shape="id4" draw:end-glue-point="5" svg:d="M11600 10200h600v3500" svg:viewBox="0 0 601 3501">
          <text:p text:style-name="P1">Prawda</text:p>
        </draw:connector>
        <draw:custom-shape draw:style-name="gr2" draw:text-style-name="P1" xml:id="id5" draw:id="id5" draw:layer="layout" svg:width="3.5cm" svg:height="2cm" svg:x="13cm" svg:y="19.9cm">
          <text:p text:style-name="P1">i +=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cm" svg:y1="15.8cm" svg:x2="14.75cm" svg:y2="19.9cm" draw:start-shape="id4" draw:start-glue-point="8" draw:end-shape="id5" draw:end-glue-point="0" svg:d="M12200 15800l2550 4100" svg:viewBox="0 0 2551 4101">
          <text:p/>
        </draw:connector>
        <draw:connector draw:style-name="gr3" draw:text-style-name="P2" draw:layer="layout" svg:x1="16.5cm" svg:y1="20.9cm" svg:x2="9cm" svg:y2="7.6cm" draw:start-shape="id5" draw:start-glue-point="1" draw:end-shape="id3" draw:end-glue-point="4" svg:d="M16500 20900h501v-13801h-8001v501" svg:viewBox="0 0 8002 13802">
          <text:p/>
        </draw:connector>
        <draw:custom-shape draw:style-name="gr7" draw:text-style-name="P1" xml:id="id6" draw:id="id6" draw:layer="layout" svg:width="4.2cm" svg:height="2.4cm" svg:x="2.3cm" svg:y="12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6.4cm" svg:y1="10.2cm" svg:x2="4.4cm" svg:y2="12.6cm" draw:start-shape="id3" draw:start-glue-point="5" draw:end-shape="id6" draw:end-glue-point="4" svg:d="M6400 10200h-2000v2400" svg:viewBox="0 0 2001 2401">
          <text:p text:style-name="P1">Fałsz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30:05.560063856</meta:creation-date>
    <dc:date>2019-09-16T09:37:22.433593311</dc:date>
    <meta:editing-duration>PT7M17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